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98000003A019F15023583913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5815in" svg:height="9.665in" svg:x="2.6665in" svg:y="0.3555in">
            <draw:image xlink:href="Pictures/1000000100000398000003A019F1502358391347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41"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Iadj</text:p>
          </table:table-cell>
          <table:table-cell office:value-type="float" office:value="0.00005" calcext:value-type="float">
            <text:p>0,00005</text:p>
          </table:table-cell>
          <table:table-cell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/>
        </table:table-row>
        <table:table-row table:style-name="ro1">
          <table:table-cell office:value-type="string" calcext:value-type="string">
            <text:p>Vo</text:p>
          </table:table-cell>
          <table:table-cell table:style-name="ce2" table:formula="of:=([.B45]*(1+([.B43]/[.B42])))+([.B44]*[.B43])" office:value-type="float" office:value="9.67333333333333" calcext:value-type="float">
            <text:p>9,7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9:38:48.097385034</meta:creation-date>
    <dc:date>2024-11-28T09:54:42.819123706</dc:date>
    <meta:editing-duration>PT15M58S</meta:editing-duration>
    <meta:editing-cycles>3</meta:editing-cycles>
    <meta:generator>LibreOffice/7.3.7.2$Linux_X86_64 LibreOffice_project/30$Build-2</meta:generator>
    <meta:document-statistic meta:table-count="1" meta:cell-count="11" meta:object-count="1"/>
  </office:meta>
</office:document-meta>
</file>